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85cm" fo:min-width="3.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3.3cm"/>
    </style:style>
    <style:style style:name="gr3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objectwithoutfill">
      <style:graphic-properties draw:stroke="dash" draw:stroke-dash="Fine_20_Dashed" svg:stroke-color="#000000" draw:marker-end="Arrow" draw:marker-end-width="0.3cm" draw:fill="solid" draw:textarea-vertical-align="middle"/>
    </style:style>
    <style:style style:name="gr6" style:family="graphic" style:parent-style-name="objectwithoutfill">
      <style:graphic-properties draw:stroke="solid" draw:stroke-dash="Fine_20_Dashed" svg:stroke-color="#000000"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ffffff"/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8cm" svg:height="2.1cm" svg:x="3.698cm" svg:y="1.298cm">
          <text:p text:style-name="P1"><text:span text:style-name="T1">module</text:span></text:p>
          <text:p text:style-name="P1"><text:span text:style-name="T2">pyg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8cm" svg:height="2.1cm" svg:x="12.8cm" svg:y="1.3cm">
          <text:p text:style-name="P3"><text:span text:style-name="T3">class</text:span></text:p>
          <text:p text:style-name="P3">Window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7.5cm" svg:y1="2.35cm" svg:x2="12.8cm" svg:y2="2.35cm" draw:end-shape="id1" draw:end-glue-point="3" svg:d="M7500 2350h5300" svg:viewBox="0 0 5301 1">
          <text:p/>
        </draw:connector>
        <draw:custom-shape draw:style-name="gr2" draw:text-style-name="P2" xml:id="id4" draw:id="id4" draw:layer="layout" svg:width="3.8cm" svg:height="2.1cm" svg:x="3.698cm" svg:y="6.798cm">
          <text:p text:style-name="P1"><text:span text:style-name="T3">class</text:span></text:p>
          <text:p text:style-name="P1">Automa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8cm" svg:height="2.1cm" svg:x="3.698cm" svg:y="10.798cm">
          <text:p text:style-name="P1"><text:span text:style-name="T3">class</text:span></text:p>
          <text:p text:style-name="P1">AutomatPart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8cm" svg:height="2.1cm" svg:x="8.598cm" svg:y="15.598cm">
          <text:p text:style-name="P1"><text:span text:style-name="T3">class</text:span></text:p>
          <text:p text:style-name="P1">Bord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8cm" svg:height="2.1cm" svg:x="3.698cm" svg:y="15.598cm">
          <text:p text:style-name="P1"><text:span text:style-name="T3">class</text:span></text:p>
          <text:p text:style-name="P1">Point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598cm" svg:y1="15.598cm" svg:x2="5.598cm" svg:y2="12.898cm" draw:start-shape="id2" draw:start-glue-point="0" draw:end-shape="id3" draw:end-glue-point="2" svg:d="M5598 15598v-2700" svg:viewBox="0 0 1 2701">
          <text:p/>
        </draw:connector>
        <draw:connector draw:style-name="gr4" draw:text-style-name="P4" draw:layer="layout" draw:type="line" svg:x1="5.598cm" svg:y1="10.798cm" svg:x2="5.598cm" svg:y2="8.898cm" draw:start-shape="id3" draw:start-glue-point="0" draw:end-shape="id4" draw:end-glue-point="2" svg:d="M5598 10798v-1900" svg:viewBox="0 0 1 1901">
          <text:p/>
        </draw:connector>
        <draw:connector draw:style-name="gr4" draw:text-style-name="P4" draw:layer="layout" svg:x1="10.498cm" svg:y1="15.598cm" svg:x2="5.598cm" svg:y2="12.898cm" draw:start-shape="id5" draw:start-glue-point="0" draw:end-shape="id3" draw:end-glue-point="2" svg:d="M10498 15598v-1350h-4900v-1350" svg:viewBox="0 0 4901 2701">
          <text:p/>
        </draw:connector>
        <draw:connector draw:style-name="gr5" draw:text-style-name="P4" draw:layer="layout" svg:x1="5.6cm" svg:y1="6.8cm" svg:x2="5.6cm" svg:y2="3.4cm" svg:d="M5600 6800v-3400" svg:viewBox="0 0 1 3401">
          <text:p/>
        </draw:connector>
        <draw:connector draw:style-name="gr6" draw:text-style-name="P4" draw:layer="layout" svg:x1="5.598cm" svg:y1="6.798cm" svg:x2="14.7cm" svg:y2="3.4cm" draw:start-shape="id4" draw:start-glue-point="0" draw:end-shape="id1" draw:end-glue-point="2" svg:d="M5598 6798v-1699h9102v-1699" svg:viewBox="0 0 9103 339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7T13:20:39.096408026</meta:creation-date>
    <dc:date>2019-12-17T13:33:03.694115750</dc:date>
    <meta:editing-duration>PT2M14S</meta:editing-duration>
    <meta:editing-cycles>1</meta:editing-cycles>
    <meta:document-statistic meta:object-count="12"/>
    <meta:generator>LibreOffice/6.3.2.2$Linux_X86_64 LibreOffice_project/30$Build-2</meta:generator>
  </office:meta>
</office:document-meta>
</file>